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0d77" officeooo:paragraph-rsid="000f0d77"/>
    </style:style>
    <style:style style:name="P2" style:family="paragraph" style:parent-style-name="Standard" style:list-style-name="L4">
      <style:text-properties officeooo:rsid="000f0d77" officeooo:paragraph-rsid="000f0d77"/>
    </style:style>
    <style:style style:name="P3" style:family="paragraph" style:parent-style-name="Standard">
      <style:text-properties officeooo:rsid="0010ec75" officeooo:paragraph-rsid="0010ec75"/>
    </style:style>
    <style:style style:name="P4" style:family="paragraph" style:parent-style-name="Standard" style:list-style-name="L1">
      <style:text-properties officeooo:rsid="0010ec75" officeooo:paragraph-rsid="0010ec75"/>
    </style:style>
    <style:style style:name="P5" style:family="paragraph" style:parent-style-name="Standard" style:list-style-name="L2">
      <style:text-properties officeooo:rsid="0010ec75" officeooo:paragraph-rsid="0010ec75"/>
    </style:style>
    <style:style style:name="P6" style:family="paragraph" style:parent-style-name="Standard">
      <style:text-properties officeooo:rsid="0011078b" officeooo:paragraph-rsid="0011078b"/>
    </style:style>
    <style:style style:name="P7" style:family="paragraph" style:parent-style-name="Standard" style:list-style-name="L3">
      <style:text-properties officeooo:rsid="0011078b" officeooo:paragraph-rsid="0011078b"/>
    </style:style>
    <style:style style:name="P8" style:family="paragraph" style:parent-style-name="Standard" style:list-style-name="L5">
      <style:text-properties officeooo:rsid="0011078b" officeooo:paragraph-rsid="0011078b"/>
    </style:style>
    <style:style style:name="P9" style:family="paragraph" style:parent-style-name="Standard" style:list-style-name="L4">
      <style:text-properties officeooo:rsid="00125800" officeooo:paragraph-rsid="00125800"/>
    </style:style>
    <style:style style:name="P10" style:family="paragraph" style:parent-style-name="Standard" style:list-style-name="L5">
      <style:text-properties officeooo:rsid="00125800" officeooo:paragraph-rsid="00125800"/>
    </style:style>
    <style:style style:name="P11" style:family="paragraph" style:parent-style-name="Standard">
      <style:text-properties officeooo:rsid="0012b9c4" officeooo:paragraph-rsid="0012b9c4"/>
    </style:style>
    <style:style style:name="T1" style:family="text">
      <style:text-properties officeooo:rsid="0011078b"/>
    </style:style>
    <style:style style:name="T2" style:family="text">
      <style:text-properties officeooo:rsid="0012580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ocks:</text:p>
      <text:p text:style-name="P1"/>
      <text:p text:style-name="P1">periodic pattern generator</text:p>
      <text:p text:style-name="P1"/>
      <text:p text:style-name="P1"><text:span text:style-name="T1">stream </text:span>interconnect</text:p>
      <text:list xml:id="list3242495622130102826" text:style-name="L4">
        <text:list-item>
          <text:p text:style-name="P2"><text:span text:style-name="T2">all to all or only a subset</text:span></text:p>
        </text:list-item>
        <text:list-item>
          <text:p text:style-name="P9">configurable delay line</text:p>
        </text:list-item>
      </text:list>
      <text:p text:style-name="P1"/>
      <text:p text:style-name="P1">FIR decimator/interpolator</text:p>
      <text:p text:style-name="P1"/>
      <text:p text:style-name="P1">FIR full rate</text:p>
      <text:p text:style-name="P1"/>
      <text:p text:style-name="P1">IIR</text:p>
      <text:p text:style-name="P1"/>
      <text:p text:style-name="P1">anti-aliasing filter</text:p>
      <text:p text:style-name="P1"/>
      <text:p text:style-name="P3">CORDIC IQ harmonic source</text:p>
      <text:list xml:id="list7615911168336017928" text:style-name="L1">
        <text:list-item>
          <text:p text:style-name="P4">NCO</text:p>
        </text:list-item>
        <text:list-item>
          <text:p text:style-name="P4"/>
        </text:list-item>
      </text:list>
      <text:p text:style-name="P3"/>
      <text:p text:style-name="P3">CORDIC tangens calculator</text:p>
      <text:list xml:id="list1590292043506453558" text:style-name="L2">
        <text:list-item>
          <text:p text:style-name="P5">FM <text:s/>demodulation</text:p>
        </text:list-item>
      </text:list>
      <text:p text:style-name="P3"/>
      <text:p text:style-name="P6">trigger source</text:p>
      <text:list xml:id="list8913260300463656584" text:style-name="L3">
        <text:list-item>
          <text:p text:style-name="P7">edge detection</text:p>
        </text:list-item>
        <text:list-item>
          <text:p text:style-name="P7">hysteresis</text:p>
        </text:list-item>
      </text:list>
      <text:p text:style-name="P6"/>
      <text:p text:style-name="P6">pseudo random noise source</text:p>
      <text:p text:style-name="P6"/>
      <text:p text:style-name="P6">scope packeter</text:p>
      <text:p text:style-name="P6"/>
      <text:p text:style-name="P6">trigger interconnect</text:p>
      <text:list xml:id="list3541290714937759436" text:style-name="L5">
        <text:list-item>
          <text:p text:style-name="P8"><text:span text:style-name="T2">all to all</text:span></text:p>
        </text:list-item>
        <text:list-item>
          <text:p text:style-name="P10">delay line for synchronization</text:p>
        </text:list-item>
      </text:list>
      <text:p text:style-name="P6"/>
      <text:p text:style-name="P6">PID controller</text:p>
      <text:p text:style-name="P6"/>
      <text:p text:style-name="P11">multiplier adder</text:p>
      <text:p text:style-name="P6"/>
      <text:p text:style-name="P6">Functions:</text:p>
      <text:p text:style-name="P6">modulation AM, FM, PSK, QPSK, ...</text:p>
      <text:p text:style-name="P6">demodulation ...</text:p>
      <text:p text:style-name="P6">frequency sweepi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00:31:07.384763258</meta:creation-date>
    <dc:date>2015-04-02T03:20:00.103679102</dc:date>
    <meta:editing-duration>PT2H16M40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28" meta:word-count="78" meta:character-count="488" meta:non-whitespace-character-count="444"/>
  </office:meta>
</office:document-meta>
</file>